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1d0b76" officeooo:paragraph-rsid="001d0b76"/>
    </style:style>
    <style:style style:name="P2" style:family="paragraph" style:parent-style-name="Standard">
      <style:text-properties style:font-name="Liberation Serif" style:text-underline-style="none" officeooo:rsid="001d0b76" officeooo:paragraph-rsid="001d0b76"/>
    </style:style>
    <style:style style:name="P3" style:family="paragraph" style:parent-style-name="Standard">
      <style:text-properties style:font-name="Liberation Serif" style:text-underline-style="none" officeooo:rsid="001d0b76" officeooo:paragraph-rsid="002e2847"/>
    </style:style>
    <style:style style:name="P4" style:family="paragraph" style:parent-style-name="Standard">
      <style:text-properties style:font-name="Liberation Serif" style:text-underline-style="none" officeooo:rsid="001f574c" officeooo:paragraph-rsid="001f574c"/>
    </style:style>
    <style:style style:name="P5" style:family="paragraph" style:parent-style-name="Standard">
      <style:text-properties style:font-name="Liberation Serif" style:text-underline-style="none" officeooo:rsid="00247193" officeooo:paragraph-rsid="00247193"/>
    </style:style>
    <style:style style:name="P6" style:family="paragraph" style:parent-style-name="Standard">
      <style:text-properties style:font-name="Liberation Serif" style:text-underline-style="none" officeooo:rsid="00247193" officeooo:paragraph-rsid="00231d2a"/>
    </style:style>
    <style:style style:name="P7" style:family="paragraph" style:parent-style-name="Standard">
      <style:text-properties style:font-name="Liberation Serif" style:text-underline-style="none" officeooo:rsid="002e2847" officeooo:paragraph-rsid="002e2847"/>
    </style:style>
    <style:style style:name="P8" style:family="paragraph" style:parent-style-name="Standard">
      <style:text-properties style:font-name="Liberation Serif" style:text-underline-style="none" officeooo:rsid="0032412a" officeooo:paragraph-rsid="0032412a"/>
    </style:style>
    <style:style style:name="P9" style:family="paragraph" style:parent-style-name="Standard">
      <style:text-properties style:font-name="Liberation Serif" style:text-underline-style="none" officeooo:rsid="00363d08" officeooo:paragraph-rsid="00363d08"/>
    </style:style>
    <style:style style:name="P10" style:family="paragraph" style:parent-style-name="Standard">
      <style:text-properties style:font-name="Liberation Serif" style:text-underline-style="none" officeooo:rsid="00417730" officeooo:paragraph-rsid="00417730"/>
    </style:style>
    <style:style style:name="P11" style:family="paragraph" style:parent-style-name="Standard">
      <style:text-properties style:font-name="Liberation Serif" style:text-underline-style="solid" style:text-underline-width="auto" style:text-underline-color="font-color" officeooo:rsid="001d0b76" officeooo:paragraph-rsid="001d0b76"/>
    </style:style>
    <style:style style:name="P12" style:family="paragraph" style:parent-style-name="Standard">
      <style:text-properties style:font-name="Liberation Serif" style:text-underline-style="solid" style:text-underline-width="auto" style:text-underline-color="font-color" officeooo:rsid="00231d2a" officeooo:paragraph-rsid="00231d2a"/>
    </style:style>
    <style:style style:name="P13" style:family="paragraph" style:parent-style-name="Standard">
      <style:text-properties style:font-name="Liberation Serif" style:text-underline-style="solid" style:text-underline-width="auto" style:text-underline-color="font-color" officeooo:rsid="00231d2a" officeooo:paragraph-rsid="0032412a"/>
    </style:style>
    <style:style style:name="P14" style:family="paragraph" style:parent-style-name="Standard">
      <style:text-properties style:font-name="Liberation Serif" officeooo:rsid="003a123e" officeooo:paragraph-rsid="003a123e"/>
    </style:style>
    <style:style style:name="P15" style:family="paragraph" style:parent-style-name="Table_20_Contents">
      <style:text-properties style:font-name="Liberation Serif" officeooo:rsid="001f574c" officeooo:paragraph-rsid="001f574c"/>
    </style:style>
    <style:style style:name="P16" style:family="paragraph" style:parent-style-name="Table_20_Contents">
      <style:text-properties style:font-name="Liberation Serif" officeooo:rsid="003a123e" officeooo:paragraph-rsid="003a123e"/>
    </style:style>
    <style:style style:name="P17" style:family="paragraph" style:parent-style-name="Table_20_Contents">
      <style:text-properties officeooo:rsid="003a123e" officeooo:paragraph-rsid="003a123e"/>
    </style:style>
    <style:style style:name="P18" style:family="paragraph" style:parent-style-name="Standard">
      <style:text-properties style:font-name="Liberation Serif" style:text-underline-style="none" officeooo:rsid="004ad303" officeooo:paragraph-rsid="004ad303"/>
    </style:style>
    <style:style style:name="P19" style:family="paragraph" style:parent-style-name="Standard">
      <style:text-properties style:font-name="Liberation Serif" style:text-underline-style="solid" style:text-underline-width="auto" style:text-underline-color="font-color" officeooo:rsid="00231d2a" officeooo:paragraph-rsid="00231d2a"/>
    </style:style>
    <style:style style:name="P20" style:family="paragraph" style:parent-style-name="Standard">
      <style:paragraph-properties fo:margin-left="0in" fo:margin-right="0in" style:line-height-at-least="0.2083in" fo:text-align="start" style:justify-single-word="false" fo:text-indent="0in" style:auto-text-indent="false"/>
      <style:text-properties style:font-name="Liberation Serif" officeooo:rsid="001c885f" officeooo:paragraph-rsid="00417730"/>
    </style:style>
    <style:style style:name="P21" style:family="paragraph" style:parent-style-name="Standard">
      <style:paragraph-properties fo:margin-left="0in" fo:margin-right="0in" style:line-height-at-least="0.2083in" fo:text-align="start" style:justify-single-word="false" fo:text-indent="0in" style:auto-text-indent="false"/>
      <style:text-properties style:font-name="Liberation Serif" style:text-underline-style="none" officeooo:rsid="004723fb" officeooo:paragraph-rsid="004723fb"/>
    </style:style>
    <style:style style:name="P22" style:family="paragraph" style:parent-style-name="Standard">
      <style:paragraph-properties fo:margin-left="0in" fo:margin-right="0in" style:line-height-at-least="0.2083in" fo:text-align="start" style:justify-single-word="false" fo:text-indent="0in" style:auto-text-indent="false"/>
      <style:text-properties style:font-name="Liberation Serif" style:text-underline-style="none" officeooo:rsid="004723fb" officeooo:paragraph-rsid="00489e1f"/>
    </style:style>
    <style:style style:name="T1" style:family="text">
      <style:text-properties officeooo:rsid="0039dae1"/>
    </style:style>
    <style:style style:name="T2" style:family="text">
      <style:text-properties officeooo:rsid="003a123e"/>
    </style:style>
    <style:style style:name="T3" style:family="text">
      <style:text-properties fo:font-variant="normal" fo:text-transform="none" fo:color="#333333" fo:font-size="12pt" fo:letter-spacing="normal" fo:font-style="normal" fo:font-weight="normal" style:font-size-asian="12pt" style:font-size-complex="12pt"/>
    </style:style>
    <style:style style:name="T4" style:family="text">
      <style:text-properties fo:font-variant="normal" fo:text-transform="none" fo:color="#333333" fo:font-size="12pt" fo:letter-spacing="normal" fo:font-style="normal" fo:font-weight="normal" officeooo:rsid="00417730" style:font-size-asian="12pt" style:font-size-complex="12pt"/>
    </style:style>
    <style:style style:name="T5" style:family="text">
      <style:text-properties fo:font-variant="normal" fo:text-transform="none" fo:color="#333333" fo:font-size="12pt" fo:letter-spacing="normal" fo:font-style="normal" fo:font-weight="normal" officeooo:rsid="0042ceb4" style:font-size-asian="12pt" style:font-size-complex="12pt"/>
    </style:style>
    <style:style style:name="T6" style:family="text">
      <style:text-properties fo:font-variant="normal" fo:text-transform="none" fo:color="#333333" fo:font-size="12pt" fo:letter-spacing="normal" fo:font-style="normal" fo:font-weight="normal" officeooo:rsid="00430efe" style:font-size-asian="12pt" style:font-size-complex="12pt"/>
    </style:style>
    <style:style style:name="T7" style:family="text">
      <style:text-properties fo:font-variant="normal" fo:text-transform="none" fo:color="#333333" fo:font-size="12pt" fo:letter-spacing="normal" fo:font-style="normal" fo:font-weight="normal" officeooo:rsid="004456ce" style:font-size-asian="12pt" style:font-size-complex="12pt"/>
    </style:style>
    <style:style style:name="T8" style:family="text">
      <style:text-properties fo:font-variant="normal" fo:text-transform="none" fo:color="#333333" fo:font-size="12pt" fo:letter-spacing="normal" fo:font-style="normal" fo:font-weight="normal" officeooo:rsid="004723fb" style:font-size-asian="12pt" style:font-size-complex="12pt"/>
    </style:style>
    <style:style style:name="T9" style:family="text">
      <style:text-properties officeooo:rsid="004794c5"/>
    </style:style>
    <style:style style:name="T10" style:family="text">
      <style:text-properties officeooo:rsid="00489e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10">Final Project</text:p>
      <text:p text:style-name="P2"/>
      <text:p text:style-name="P11">Design:</text:p>
      <text:p text:style-name="P11"/>
      <text:p text:style-name="P20"><text:span text:style-name="T3"><text:tab/>For the final project I decided that my theme would be roughly based on the anime “Cowboy Beebop”. <text:s/></text:span><text:span text:style-name="T4">The concept of the game is set in space, and the player is a bounty hunter in the future, when space travel is common and earth is nearly uninhabitable due to constant meteor storms. <text:s/>The bounty hunter, “player”, will select a bounty to try and capture, and a reward is received if the bounty is captured. <text:s/>The bounty hunter will start with money and they will use the money to</text:span><text:span text:style-name="T3"> travel </text:span><text:span text:style-name="T4">in the solar system of nine planets. Each planet will have areas or “rooms” that the player can go to to look for the bounty. Money will also be used to interact with people in the game such as buying a drink from a bar tender, or playing blackjack. <text:s/>The player will collect clues, throughout the game, and keep these in their notebook. <text:s/>A minimum of three clues are needed in order to catch the fugitive. <text:s/>Once the fugitive is found the player must then capture them. <text:s/></text:span><text:span text:style-name="T6">For the timed portion of the game I decided that the money would act as the time limit, in that if the player runs out of money and they have not captured the bounty yet then the game is over. </text:span></text:p>
      <text:p text:style-name="P20"/>
      <text:p text:style-name="P20"><text:span text:style-name="T4"><text:tab/></text:span><text:span text:style-name="T5">For the design I decided to </text:span><text:span text:style-name="T6">create a class called game</text:span><text:span text:style-name="T7">Entity</text:span><text:span text:style-name="T6"> that would contain a label and a value, this class would be the base class for </text:span><text:span text:style-name="T8">game. I also wanted a class that would handle the location specifically, this class would inherit from gameEntity and it would contain a name, a description, and a vector of gameEntities called locations. <text:s/>In the location class the clues for the game would be housed and they would correspond to specific locations. <text:s/>There would be three vectors of strings which would hold level1clues, level2clues and level3clues. This would make it so as the player continued the game they would get more specific clues that would help them find the fugitive they were looking for. </text:span><text:span text:style-name="T6"><text:s text:c="2"/></text:span></text:p>
      <text:p text:style-name="P21">I also wanted a class that would handle all of the questions the player asked, and the responses they received. <text:span text:style-name="T9">The player would ask people in the game questions trying to get a clue about the bounty. <text:s/>I didn't want the player to get a clue each time, so I made an odds variable and made it so each question they asked had different odds of getting a clue. <text:s/>I thought this would make the game more fun and less formulaic. </text:span>I decided that this class would also inherit from gameEntity and in addition <text:span text:style-name="T9">it would contain a <text:s/>vector of strings called answers, and a vector of strings called clueSegues, so the question response aspect would be handeled by this class. To handle the list of bounties I made a separate bounty class that inherited from gameEntity. This class contained bounty information such as their name, reward value and crime.</text:span></text:p>
      <text:p text:style-name="P22"><text:tab/><text:span text:style-name="T9">For the other people that were in the game, such as the bartender, or the police officer, I decided to make a person class. This class would inherit from location, plus it would also contain a vector of gameEntities called questions. These questions would be specific to the person and it would also keep track of the cost of each question so it could be deducted from the players wallet. In the person class I also wanted to keep track of the actions taken, such as which question was asked, or if they selected to go to the bar or the casino. For this I wanted to create a function that would handle this specifically, and I thought that it made sense to keep it in this class because it would be specific to that specific person. <text:s/>Another class I wanted to make focused on the places that could be traveled within a specific location. For example if a player is on Mars then they have the option of going to the bar, the store, or the police station. These areas would be handled as linked lists so the player could travel to all of the areas, and explore them for clues. </text:span></text:p>
      <text:p text:style-name="P22"><text:soft-page-break/></text:p>
      <text:p text:style-name="P22"><text:span text:style-name="T9"><text:tab/>I also wanted a class that would contain the “state” of the game. Meaning the information for bounty chosen by the player to hunt, the location of the bounty, the players location, a tracker of some sort to store the previous location of the player in case they wanted to go back, and of course if the bounty had been captured. <text:s/>I thought that containing these game components in one class made sense, because these would be the components that would change with each new game. </text:span></text:p>
      <text:p text:style-name="P22"><text:tab/><text:span text:style-name="T10">To actually play the game I also wanted a class that would handle this specifically. <text:s/>This class would run the game and the game sequence, such as asking what bounty they wanted to capture, asking what actions they wanted to take and alerting the player if the found the bounty or ran out of money. <text:s/>In this class I also wanted to build the game components, such as the 9 planets, the areas within each planet that the player would be traveling to, and the list of bounties. <text:s/></text:span></text:p>
      <text:p text:style-name="P3"/>
      <text:p text:style-name="P3"/>
      <text:p text:style-name="P3"/>
      <text:p text:style-name="P11">Testing:</text:p>
      <text:p text:style-name="P4">The key things I wanted to test w<text:span text:style-name="T1">ere that. </text:span></text:p>
      <text:p text:style-name="P11"/>
      <table:table table:name="Table1" table:style-name="Table1">
        <table:table-column table:style-name="Table1.A" table:number-columns-repeated="5"/>
        <table:table-row>
          <table:table-cell table:style-name="Table1.A1" office:value-type="string">
            <text:p text:style-name="P15">Test Case</text:p>
          </table:table-cell>
          <table:table-cell table:style-name="Table1.A1" office:value-type="string">
            <text:p text:style-name="P15">Input Values</text:p>
          </table:table-cell>
          <table:table-cell table:style-name="Table1.A1" office:value-type="string">
            <text:p text:style-name="P15">Driver Functions</text:p>
          </table:table-cell>
          <table:table-cell table:style-name="Table1.A1" office:value-type="string">
            <text:p text:style-name="P15">Expected Outcomes</text:p>
          </table:table-cell>
          <table:table-cell table:style-name="Table1.E1" office:value-type="string">
            <text:p text:style-name="P15">Observed Outcomes</text:p>
          </table:table-cell>
        </table:table-row>
        <table:table-row>
          <table:table-cell table:style-name="Table1.A2" office:value-type="string">
            <text:p text:style-name="P16">Verify that attack values, armor, defense and damage all fall within the appropriate ranges</text:p>
          </table:table-cell>
          <table:table-cell table:style-name="Table1.A2" office:value-type="string">
            <text:p text:style-name="P16">None</text:p>
          </table:table-cell>
          <table:table-cell table:style-name="Table1.A2" office:value-type="string">
            <text:p text:style-name="P16">None</text:p>
          </table:table-cell>
          <table:table-cell table:style-name="Table1.A2" office:value-type="string">
            <text:p text:style-name="P16">The attack values, armor, defense and damage all fall within the appropriate ranges</text:p>
          </table:table-cell>
          <table:table-cell table:style-name="Table1.E2" office:value-type="string">
            <text:p text:style-name="P16">The attack values, armor, defense and damage all fall within the appropriate ranges</text:p>
          </table:table-cell>
        </table:table-row>
        <table:table-row>
          <table:table-cell table:style-name="Table1.A2" office:value-type="string">
            <text:p text:style-name="P16">The applydamage function subtracts the correct amount of damage from the correct player</text:p>
          </table:table-cell>
          <table:table-cell table:style-name="Table1.A2" office:value-type="string">
            <text:p text:style-name="P16">None</text:p>
          </table:table-cell>
          <table:table-cell table:style-name="Table1.A2" office:value-type="string">
            <text:p text:style-name="P16">None</text:p>
          </table:table-cell>
          <table:table-cell table:style-name="Table1.A2" office:value-type="string">
            <text:p text:style-name="P16">The new strength for the player reflected the <text:s/>correct amount to be subtracted based on players defense and armor</text:p>
          </table:table-cell>
          <table:table-cell table:style-name="Table1.E2" office:value-type="string">
            <text:p text:style-name="P16">The new strength for the player reflected the <text:s/>correct amount to be subtracted based on players defense and armor</text:p>
          </table:table-cell>
        </table:table-row>
        <table:table-row>
          <table:table-cell table:style-name="Table1.A2" office:value-type="string">
            <text:p text:style-name="P15">- <text:span text:style-name="T2">The “Achilles” attack for Goblin applied multiplier when a 12 was rolled</text:span></text:p>
          </table:table-cell>
          <table:table-cell table:style-name="Table1.A2" office:value-type="string">
            <text:p text:style-name="P16">None</text:p>
          </table:table-cell>
          <table:table-cell table:style-name="Table1.A2" office:value-type="string">
            <text:p text:style-name="P16">None</text:p>
          </table:table-cell>
          <table:table-cell table:style-name="Table1.A2" office:value-type="string">
            <text:p text:style-name="P16">When a 12 is rolled by Goblin, the opponent's attacks would be cut in half</text:p>
          </table:table-cell>
          <table:table-cell table:style-name="Table1.E2" office:value-type="string">
            <text:p text:style-name="P15">- <text:span text:style-name="T2">The damage multiplier wasn't initially calculated properly. I discovered that it was because of integer division problems. <text:s/>I changed the multiplier to a double, and this resolved the issue.</text:span></text:p>
          </table:table-cell>
        </table:table-row>
        <table:table-row>
          <table:table-cell table:style-name="Table1.A2" office:value-type="string">
            <text:p text:style-name="P16">Test the Shadow special defense is <text:soft-page-break/>implemented 50% of the time</text:p>
          </table:table-cell>
          <table:table-cell table:style-name="Table1.A2" office:value-type="string">
            <text:p text:style-name="P17">None</text:p>
          </table:table-cell>
          <table:table-cell table:style-name="Table1.A2" office:value-type="string">
            <text:p text:style-name="P16">None</text:p>
          </table:table-cell>
          <table:table-cell table:style-name="Table1.A2" office:value-type="string">
            <text:p text:style-name="P14">For 50% of rolls the shadow will no <text:soft-page-break/>take any damage because he will no be in the place of attack.</text:p>
          </table:table-cell>
          <table:table-cell table:style-name="Table1.E2" office:value-type="string">
            <text:p text:style-name="P14">For 50% of rolls the shadow will no <text:soft-page-break/>take any damage because he will no be in the place of attack.</text:p>
          </table:table-cell>
        </table:table-row>
      </table:table>
      <text:p text:style-name="P11"/>
      <text:p text:style-name="P2"/>
      <text:p text:style-name="P12">Reflection:</text:p>
      <text:p text:style-name="P12"/>
      <text:p text:style-name="P18"><text:tab/>After going through a lot of the code I realized that I kept writing the same generic lines to randomly select things, such as weather or not a player would get a clue, and the location the bounty would be placed. <text:s/>I decided that it would be best if I made this into a class, so I could reuse the code and not have to keep writing it, so I made a class called random. <text:s/>I also had the same thing happen with the menu. I noticed after a while that I kept writing very similar code for a menu. This came up multiple times, with asking what bounty to select, asking what action to take and what question to ask. I determined that it would make more sense to make this into a class as well. I was able to turn this into a class called menu that was utilized in many areas.</text:p>
      <text:p text:style-name="P18"><text:tab/>I was having some issues with the back feature of the game. <text:s/>I was trying to use a stack to keep track of the player's location history but I noticed that the sequence was not correct. <text:s/></text:p>
      <text:p text:style-name="P18"><text:tab/></text:p>
      <text:p text:style-name="P18"/>
      <text:p text:style-name="P9"><text:tab/></text:p>
      <text:p text:style-name="P9"><text:tab/></text:p>
      <text:p text:style-name="P8"/>
      <text:p text:style-name="P13"/>
      <text:p text:style-name="P7"/>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34:43.626626945</meta:creation-date>
    <dc:date>2015-03-16T19:40:20.981048842</dc:date>
    <meta:editing-duration>P1DT19H39M30S</meta:editing-duration>
    <meta:editing-cycles>25</meta:editing-cycles>
    <meta:generator>LibreOffice/4.3.3.2$Linux_X86_64 LibreOffice_project/430m0$Build-2</meta:generator>
    <meta:document-statistic meta:table-count="1" meta:image-count="0" meta:object-count="0" meta:page-count="3" meta:paragraph-count="42" meta:word-count="1289" meta:character-count="7052" meta:non-whitespace-character-count="5759"/>
  </office:meta>
</office:document-meta>
</file>